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fo:color="#ff6600" fo:font-size="20pt" style:font-size-asian="20pt" style:font-size-complex="20pt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  <style:text-properties fo:color="#ff6600"/>
    </style:style>
    <style:style style:name="ce4" style:family="table-cell" style:parent-style-name="Default">
      <style:table-cell-properties fo:background-color="#00cc33" fo:border="0.74pt solid #000000"/>
    </style:style>
    <style:style style:name="ce5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fo:color="#ff6600" fo:font-size="16pt" style:font-size-asian="16pt" style:font-size-complex="16pt"/>
    </style:style>
    <style:style style:name="ce6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fo:color="#ff6600" fo:font-size="22pt" style:font-size-asian="22pt" style:font-size-complex="2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fo:color="#ff6600" fo:font-size="28pt" style:font-size-asian="28pt" style:font-size-complex="28pt"/>
    </style:style>
    <style:style style:name="ce8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fo:color="#ff6600" fo:font-size="18pt" style:font-size-asian="18pt" style:font-size-complex="18pt"/>
    </style:style>
    <style:style style:name="ce9" style:family="table-cell" style:parent-style-name="Default">
      <style:table-cell-properties fo:background-color="#00cc33" fo:border="0.74pt solid #000000"/>
      <style:text-properties fo:color="#000000"/>
    </style:style>
    <style:style style:name="ce10" style:family="table-cell" style:parent-style-name="Default">
      <style:table-cell-properties fo:background-color="#ff3333" fo:border="0.74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3" table:number-rows-spanned="3">
            <text:p>Homotopical algebra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number-columns-repeated="10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13" table:style-name="ce10"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3">
            <text:p>Modern Algebraic Geometry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number-columns-repeated="10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13" table:style-name="ce10"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3" table:number-rows-spanned="3">
            <text:p>Riemann Surfaces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number-columns-repeated="10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13" table:style-name="ce10"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3" table:number-rows-spanned="3">
            <text:p>Linear Models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number-columns-repeated="10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13" table:style-name="ce10"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3" table:number-rows-spanned="3">
            <text:p>Functional Programing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number-columns-repeated="10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13" table:style-name="ce10"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3" table:number-rows-spanned="3">
            <text:p>Machine Learning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number-columns-repeated="10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13" table:style-name="ce10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13" table:style-name="ce10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13" table:style-name="ce10" office:value-type="float" office:value="4" calcext:value-type="float">
            <text:p>4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3" table:number-rows-spanned="3">
            <text:p>Intelligent Agents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number-columns-repeated="101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number-columns-repeated="13" table:style-name="ce10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number-columns-repeated="13" table:style-name="ce10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3">
            <text:p>Topics in Theoretical Computer Science</text:p>
          </table:table-cell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number-columns-repeated="10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14" table:style-name="ce10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14" table:style-name="ce10" office:value-type="float" office:value="3" calcext:value-type="float">
            <text:p>3</text:p>
          </table:table-cell>
          <table:table-cell table:number-columns-repeated="101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00.00.0000</text:date>, <text:time style:data-style-name="N2" text:time-value="14:54:56.6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21:15:28.700000000</meta:creation-date>
    <dc:date>2020-09-21T14:55:11.060000000</dc:date>
    <meta:editing-duration>PT6H5M57S</meta:editing-duration>
    <meta:editing-cycles>4</meta:editing-cycles>
    <meta:generator>LibreOffice/5.1.5.2$Windows_x86 LibreOffice_project/7a864d8825610a8c07cfc3bc01dd4fce6a9447e5</meta:generator>
    <meta:document-statistic meta:table-count="1" meta:cell-count="400" meta:object-count="0"/>
  </office:meta>
</office:document-meta>
</file>